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Meeting 10-01-2022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Kick-Off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mportant dates<text:tab/>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oday! (10-01-2022): Kick-off meeting</text:p>
              </text:list-item>
              <text:list-item>
                <text:p>(week of) 21-03-2022: First-stage review</text:p>
              </text:list-item>
              <text:list-item>
                <text:p>(week of) 20-06-2022: Greenlight</text:p>
              </text:list-item>
              <text:list-item>
                <text:p>29-07-2022: Defense*</text:p>
                <text:list>
                  <text:list-item>
                    <text:p>* the actual defense can be at a later date if committee members are not available in sum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09T21:10:16.830000000</meta:creation-date>
    <meta:editing-duration>PT22M47S</meta:editing-duration>
    <meta:editing-cycles>2</meta:editing-cycles>
    <meta:generator>LibreOffice/7.2.2.2$Windows_X86_64 LibreOffice_project/02b2acce88a210515b4a5bb2e46cbfb63fe97d56</meta:generator>
    <dc:title>Midnightblue</dc:title>
    <dc:date>2022-01-09T21:43:14.361000000</dc:date>
    <meta:document-statistic meta:object-count="58"/>
  </office:meta>
</office:document-meta>
</file>